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E1FC6D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2.296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2.677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.621cm" svg:height="1.62cm" svg:x="2.33cm" svg:y="2.89cm">
              <draw:image xlink:href="Pictures/100002010000008000000080E1FC6D83.png" xlink:type="simple" xlink:show="embed" xlink:actuate="onLoad">
                <text:p/>
              </draw:image>
            </draw:frame>
            <draw:frame draw:style-name="gr1" draw:text-style-name="P1" draw:layer="layout" svg:width="1.621cm" svg:height="1.62cm" svg:x="2.15cm" svg:y="3.07cm">
              <draw:image xlink:href="Pictures/100002010000008000000080E1FC6D83.png" xlink:type="simple" xlink:show="embed" xlink:actuate="onLoad">
                <text:p/>
              </draw:image>
            </draw:frame>
            <draw:frame draw:style-name="gr1" draw:text-style-name="P1" draw:layer="layout" svg:width="1.621cm" svg:height="1.62cm" svg:x="1.987cm" svg:y="3.223cm">
              <draw:image xlink:href="Pictures/100002010000008000000080E1FC6D83.png" xlink:type="simple" xlink:show="embed" xlink:actuate="onLoad">
                <text:p/>
              </draw:image>
            </draw:frame>
          </draw:g>
          <draw:frame draw:style-name="gr2" draw:text-style-name="P2" draw:layer="layout" svg:width="3.938cm" svg:height="0.725cm" svg:x="1cm" svg:y="4.974cm">
            <draw:text-box>
              <text:p text:style-name="P2"><text:span text:style-name="T1">Change Orders</text:span></text:p>
            </draw:text-box>
          </draw:frame>
        </draw:g>
        <draw:custom-shape draw:style-name="gr3" draw:text-style-name="P3" draw:layer="layout" svg:width="5.1cm" svg:height="1.5cm" svg:x="7.7cm" svg:y="2.7cm">
          <text:p text:style-name="P3"><text:span text:style-name="T2">Structural Learning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0.38cm" svg:height="0.381cm" svg:x="17.032cm" svg:y="3.2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1" draw:layer="layout" svg:width="0.38cm" svg:height="0.381cm" svg:x="17.792cm" svg:y="2.1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1" draw:layer="layout" svg:width="0.381cm" svg:height="0.381cm" svg:x="18.21cm" svg:y="3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1" draw:layer="layout" svg:width="0.381cm" svg:height="0.38cm" svg:x="18.21cm" svg:y="4.4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5" draw:text-style-name="P1" draw:layer="layout" svg:x1="18.02cm" svg:y1="2.54cm" svg:x2="18.4cm" svg:y2="3.301cm">
              <text:p/>
            </draw:line>
            <draw:line draw:style-name="gr5" draw:text-style-name="P1" draw:layer="layout" svg:x1="17.792cm" svg:y1="2.464cm" svg:x2="17.26cm" svg:y2="3.225cm">
              <text:p/>
            </draw:line>
            <draw:line draw:style-name="gr5" draw:text-style-name="P1" draw:layer="layout" svg:x1="18.401cm" svg:y1="3.681cm" svg:x2="18.401cm" svg:y2="4.442cm">
              <text:p/>
            </draw:line>
          </draw:g>
          <draw:frame draw:style-name="gr6" draw:text-style-name="P2" draw:layer="layout" svg:width="4.177cm" svg:height="0.725cm" svg:x="15.723cm" svg:y="4.974cm">
            <draw:text-box>
              <text:p><text:span text:style-name="T1">Network Structure</text:span></text:p>
            </draw:text-box>
          </draw:frame>
        </draw:g>
        <draw:line draw:style-name="gr5" draw:text-style-name="P1" draw:layer="layout" svg:x1="13.2cm" svg:y1="3.5cm" svg:x2="16.2cm" svg:y2="3.5cm">
          <text:p/>
        </draw:line>
        <draw:line draw:style-name="gr5" draw:text-style-name="P1" draw:layer="layout" svg:x1="3.5cm" svg:y1="6cm" svg:x2="7.5cm" svg:y2="8cm">
          <text:p/>
        </draw:line>
        <draw:line draw:style-name="gr5" draw:text-style-name="P1" draw:layer="layout" svg:x1="18cm" svg:y1="5.9cm" svg:x2="13cm" svg:y2="8cm">
          <text:p/>
        </draw:line>
        <draw:custom-shape draw:style-name="gr7" draw:text-style-name="P3" draw:layer="layout" svg:width="5.5cm" svg:height="2cm" svg:x="7.5cm" svg:y="7.5cm">
          <text:p text:style-name="P3"><text:span text:style-name="T2">Weka </text:span></text:p>
          <text:p text:style-name="P3"><text:span text:style-name="T2">Simple Estim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8" draw:text-style-name="P1" draw:layer="layout" svg:width="0.381cm" svg:height="0.38cm" svg:x="9.268cm" svg:y="14.40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" draw:layer="layout" svg:width="0.381cm" svg:height="0.38cm" svg:x="10.029cm" svg:y="13.3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381cm" svg:height="0.38cm" svg:x="10.447cm" svg:y="14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381cm" svg:height="0.38cm" svg:x="10.447cm" svg:y="15.6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5" draw:text-style-name="P1" draw:layer="layout" svg:x1="10.257cm" svg:y1="13.719cm" svg:x2="10.637cm" svg:y2="14.479cm">
              <text:p/>
            </draw:line>
            <draw:line draw:style-name="gr5" draw:text-style-name="P1" draw:layer="layout" svg:x1="10.029cm" svg:y1="13.643cm" svg:x2="9.496cm" svg:y2="14.403cm">
              <text:p/>
            </draw:line>
            <draw:line draw:style-name="gr5" draw:text-style-name="P1" draw:layer="layout" svg:x1="10.638cm" svg:y1="14.859cm" svg:x2="10.638cm" svg:y2="15.619cm">
              <text:p/>
            </draw:line>
          </draw:g>
          <draw:frame draw:style-name="gr9" draw:text-style-name="P2" draw:layer="layout" svg:width="6.297cm" svg:height="0.725cm" svg:x="6.9cm" svg:y="16.2cm">
            <draw:text-box>
              <text:p><text:span text:style-name="T1">Bayesian Network with CPTs</text:span></text:p>
            </draw:text-box>
          </draw:frame>
        </draw:g>
        <draw:line draw:style-name="gr5" draw:text-style-name="P1" draw:layer="layout" svg:x1="4.4cm" svg:y1="3.5cm" svg:x2="7.4cm" svg:y2="3.5cm">
          <text:p/>
        </draw:line>
        <draw:line draw:style-name="gr5" draw:text-style-name="P1" draw:layer="layout" svg:x1="10.2cm" svg:y1="9.5cm" svg:x2="10.2cm" svg:y2="13cm">
          <text:p/>
        </draw:line>
      </draw:page>
      <draw:page draw:name="page2" draw:style-name="dp1" draw:master-page-name="Default">
        <draw:g>
          <draw:custom-shape draw:style-name="gr4" draw:text-style-name="P1" draw:layer="layout" svg:width="0.5cm" svg:height="0.5cm" svg:x="5.7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5cm" svg:height="0.5cm" svg:x="6.7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7.2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7.25cm" svg:y="8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1" draw:layer="layout" svg:x1="7cm" svg:y1="5.6cm" svg:x2="7.5cm" svg:y2="6.6cm">
            <text:p/>
          </draw:line>
          <draw:line draw:style-name="gr5" draw:text-style-name="P1" draw:layer="layout" svg:x1="6.7cm" svg:y1="5.5cm" svg:x2="6cm" svg:y2="6.5cm">
            <text:p/>
          </draw:line>
          <draw:line draw:style-name="gr5" draw:text-style-name="P1" draw:layer="layout" svg:x1="7.5cm" svg:y1="7.1cm" svg:x2="7.5cm" svg:y2="8.1cm">
            <text:p/>
          </draw:line>
        </draw:g>
        <draw:g>
          <draw:custom-shape draw:style-name="gr8" draw:text-style-name="P1" draw:layer="layout" svg:width="0.5cm" svg:height="0.5cm" svg:x="10.6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1" draw:layer="layout" svg:width="0.5cm" svg:height="0.5cm" svg:x="11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2.1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2.15cm" svg:y="8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1" draw:layer="layout" svg:x1="11.9cm" svg:y1="5.6cm" svg:x2="12.4cm" svg:y2="6.6cm">
            <text:p/>
          </draw:line>
          <draw:line draw:style-name="gr5" draw:text-style-name="P1" draw:layer="layout" svg:x1="11.6cm" svg:y1="5.5cm" svg:x2="10.9cm" svg:y2="6.5cm">
            <text:p/>
          </draw:line>
          <draw:line draw:style-name="gr5" draw:text-style-name="P1" draw:layer="layout" svg:x1="12.4cm" svg:y1="7.1cm" svg:x2="12.4cm" svg:y2="8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12-06T19:52:44</meta:creation-date>
    <dc:date>2010-12-06T20:28:27</dc:date>
    <dc:creator>Sarah Nadi</dc:creator>
    <meta:editing-duration>PT00H01M43S</meta:editing-duration>
    <meta:editing-cycles>1</meta:editing-cycles>
    <meta:document-statistic meta:object-count="49"/>
    <meta:generator>OpenOffice.org/3.2$Linux OpenOffice.org_project/320m12$Build-9483</meta:generator>
  </office:meta>
</office:document-meta>
</file>